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pperplate Gothic Light" svg:font-family="Copperplate Gothic Light" style:font-family-generic="swiss" style:font-pitch="variable" svg:panose-1="2 14 5 7 2 2 6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P2" style:parent-style-name="Normal" style:family="paragraph">
      <style:paragraph-properties style:vertical-align="auto"/>
      <style:text-properties fo:hyphenate="true"/>
    </style:style>
    <style:style style:name="T3" style:parent-style-name="Standardskriftforavsnitt" style:family="text">
      <style:text-properties style:font-name-asian="Times New Roman" style:font-name-complex="Arial" fo:color="#000000" fo:font-size="12pt" style:font-size-asian="12pt" style:font-size-complex="12pt" style:language-asian="nb" style:country-asian="NO"/>
    </style:style>
    <style:style style:name="T4" style:parent-style-name="Standardskriftforavsnitt" style:family="text">
      <style:text-properties style:font-name-asian="Times New Roman" style:font-name-complex="Arial" fo:font-style="italic" style:font-style-asian="italic" style:font-style-complex="italic" fo:color="#000000" fo:font-size="12pt" style:font-size-asian="12pt" style:font-size-complex="12pt" style:language-asian="nb" style:country-asian="NO"/>
    </style:style>
    <style:style style:name="T5" style:parent-style-name="Standardskriftforavsnitt" style:family="text">
      <style:text-properties style:font-name-asian="Times New Roman" style:font-name-complex="Arial" fo:color="#000000" fo:font-size="12pt" style:font-size-asian="12pt" style:font-size-complex="12pt" style:language-asian="nb" style:country-asian="NO"/>
    </style:style>
    <style:style style:name="P6" style:parent-style-name="Normal" style:family="paragraph">
      <style:paragraph-properties style:vertical-align="auto"/>
      <style:text-properties style:font-name="Times New Roman" style:font-name-asian="Times New Roman" fo:font-size="12pt" style:font-size-asian="12pt" style:font-size-complex="12pt" style:language-asian="nb" style:country-asian="NO" fo:hyphenate="true"/>
    </style:style>
    <style:style style:name="P7" style:parent-style-name="Normal" style:family="paragraph">
      <style:paragraph-properties style:vertical-align="auto"/>
      <style:text-properties style:font-name-asian="Times New Roman" style:font-name-complex="Arial" fo:color="#000000" fo:font-size="12pt" style:font-size-asian="12pt" style:font-size-complex="12pt" style:language-asian="nb" style:country-asian="NO" fo:hyphenate="true"/>
    </style:style>
    <style:style style:name="P8" style:parent-style-name="Normal" style:family="paragraph">
      <style:paragraph-properties style:vertical-align="auto"/>
      <style:text-properties style:font-name="Times New Roman" style:font-name-asian="Times New Roman" fo:font-size="12pt" style:font-size-asian="12pt" style:font-size-complex="12pt" style:language-asian="nb" style:country-asian="NO" fo:hyphenate="true"/>
    </style:style>
    <style:style style:name="P9" style:parent-style-name="Normal" style:family="paragraph">
      <style:paragraph-properties style:vertical-align="auto"/>
      <style:text-properties style:font-name-asian="Times New Roman" style:font-name-complex="Arial" fo:color="#000000" fo:font-size="12pt" style:font-size-asian="12pt" style:font-size-complex="12pt" style:language-asian="nb" style:country-asian="NO" fo:hyphenate="true"/>
    </style:style>
    <style:style style:name="P10" style:parent-style-name="Normal" style:family="paragraph">
      <style:paragraph-properties style:vertical-align="auto"/>
      <style:text-properties style:font-name="Times New Roman" style:font-name-asian="Times New Roman" fo:font-size="12pt" style:font-size-asian="12pt" style:font-size-complex="12pt" style:language-asian="nb" style:country-asian="NO" fo:hyphenate="true"/>
    </style:style>
    <style:style style:name="P11" style:parent-style-name="Normal" style:family="paragraph">
      <style:paragraph-properties style:vertical-align="auto"/>
      <style:text-properties style:font-name-asian="Times New Roman" style:font-name-complex="Arial" fo:color="#000000" fo:font-size="12pt" style:font-size-asian="12pt" style:font-size-complex="12pt" style:language-asian="nb" style:country-asian="NO" fo:hyphenate="true"/>
    </style:style>
    <style:style style:name="P12" style:parent-style-name="Normal" style:family="paragraph">
      <style:paragraph-properties style:vertical-align="auto"/>
      <style:text-properties style:font-name="Times New Roman" style:font-name-asian="Times New Roman" fo:font-size="12pt" style:font-size-asian="12pt" style:font-size-complex="12pt" style:language-asian="nb" style:country-asian="NO" fo:hyphenate="true"/>
    </style:style>
    <style:style style:name="P13" style:parent-style-name="Normal" style:family="paragraph">
      <style:paragraph-properties style:vertical-align="auto"/>
      <style:text-properties style:font-name-asian="Times New Roman" style:font-name-complex="Arial" fo:color="#000000" fo:font-size="12pt" style:font-size-asian="12pt" style:font-size-complex="12pt" style:language-asian="nb" style:country-asian="NO" fo:hyphenate="true"/>
    </style:style>
    <style:style style:name="P14" style:parent-style-name="Normal" style:family="paragraph">
      <style:paragraph-properties style:vertical-align="auto"/>
      <style:text-properties style:font-name="Times New Roman" style:font-name-asian="Times New Roman" fo:font-size="12pt" style:font-size-asian="12pt" style:font-size-complex="12pt" style:language-asian="nb" style:country-asian="NO" fo:hyphenate="true"/>
    </style:style>
    <style:style style:name="P15" style:parent-style-name="Normal" style:family="paragraph">
      <style:paragraph-properties style:vertical-align="auto"/>
      <style:text-properties style:font-name-asian="Times New Roman" style:font-name-complex="Arial" fo:color="#000000" fo:font-size="12pt" style:font-size-asian="12pt" style:font-size-complex="12pt" style:language-asian="nb" style:country-asian="NO" fo:hyphenate="true"/>
    </style:style>
    <style:style style:name="P16" style:parent-style-name="Normal" style:family="paragraph">
      <style:paragraph-properties style:vertical-align="auto"/>
      <style:text-properties style:font-name="Times New Roman" style:font-name-asian="Times New Roman" fo:font-size="12pt" style:font-size-asian="12pt" style:font-size-complex="12pt" style:language-asian="nb" style:country-asian="NO" fo:hyphenate="true"/>
    </style:style>
    <style:style style:name="P17" style:parent-style-name="Normal" style:family="paragraph">
      <style:paragraph-properties style:vertical-align="auto"/>
      <style:text-properties fo:hyphenate="true"/>
    </style:style>
    <style:style style:name="T18" style:parent-style-name="Standardskriftforavsnitt" style:family="text">
      <style:text-properties style:font-name-asian="Times New Roman" style:font-name-complex="Arial" fo:color="#000000" fo:font-size="12pt" style:font-size-asian="12pt" style:font-size-complex="12pt" style:language-asian="nb" style:country-asian="NO"/>
    </style:style>
    <style:style style:name="T19" style:parent-style-name="Standardskriftforavsnitt" style:family="text">
      <style:text-properties style:font-name-asian="Times New Roman" style:font-name-complex="Arial" fo:color="#000000" style:text-position="super 64.2%" fo:font-size="7pt" style:font-size-asian="7pt" style:font-size-complex="7pt" style:language-asian="nb" style:country-asian="NO"/>
    </style:style>
    <style:style style:name="T20" style:parent-style-name="Standardskriftforavsnitt" style:family="text">
      <style:text-properties style:font-name-asian="Times New Roman" style:font-name-complex="Arial" fo:color="#000000" fo:font-size="12pt" style:font-size-asian="12pt" style:font-size-complex="12pt" style:language-asian="nb" style:country-asian="NO"/>
    </style:style>
    <style:style style:name="P21" style:parent-style-name="Normal" style:family="paragraph">
      <style:paragraph-properties style:vertical-align="auto"/>
      <style:text-properties style:font-name="Times New Roman" style:font-name-asian="Times New Roman" fo:font-size="12pt" style:font-size-asian="12pt" style:font-size-complex="12pt" style:language-asian="nb" style:country-asian="NO" fo:hyphenate="true"/>
    </style:style>
    <style:style style:name="T22" style:parent-style-name="Standardskriftforavsnitt" style:family="text">
      <style:text-properties style:font-name-asian="Times New Roman" style:font-name-complex="Arial" fo:color="#000000" fo:font-size="12pt" style:font-size-asian="12pt" style:font-size-complex="12pt" style:language-asian="nb" style:country-asian="NO"/>
    </style:style>
    <style:style style:name="T23" style:parent-style-name="Standardskriftforavsnitt" style:family="text">
      <style:text-properties style:font-name-asian="Times New Roman" style:font-name-complex="Arial" fo:color="#000000" style:text-position="super 64.2%" fo:font-size="7pt" style:font-size-asian="7pt" style:font-size-complex="7pt" style:language-asian="nb" style:country-asian="NO"/>
    </style:style>
    <style:style style:name="T24" style:parent-style-name="Standardskriftforavsnitt" style:family="text">
      <style:text-properties style:font-name-asian="Times New Roman" style:font-name-complex="Arial" fo:color="#000000" fo:font-size="12pt" style:font-size-asian="12pt" style:font-size-complex="12pt" style:language-asian="nb" style:country-asian="NO"/>
    </style:style>
  </office:automatic-styles>
  <office:body>
    <office:text text:use-soft-page-breaks="true">
      <text:p text:style-name="P1">Resultater fra Strupe:</text:p>
      <text:p text:style-name="Normal">Hva fikk de til? Hva gikk ikke så bra?</text:p>
      <text:p text:style-name="Normal"/>
      <text:p text:style-name="P2"><text:span text:style-name="T3">Etter første økt som var på onsdag 09.03., virket det ut til at elevene skjønnte og forstod det meste av det som ble gjennomgått da Anders Heggestøyl gjennomgikk «pensum». De virket ut til å forstå RGB-systemet for farger, et koordinatsystem hvor origo er oppe til venstre og positiv Y-akse går ned fra origo istedenfor opp, samt hvordan parameter fungerer med tanke på ulike funksjoner som rect(), ellipse() og translate(). Elevene forstod godt hvordan man brukte variabler da Anders satte opp et par enkle regnestykker i et Processing-program. Alt dette ble bekreftet på flere måter, ved at Anders for hver eneste ting han gikk igjennom for elevene, spurte hva svaret skulle være, for eksempel om hvilken farge som ville dukke opp dersom han brukte<text:s/></text:span><text:span text:style-name="T4">fill(200,0,200);</text:span><text:span text:style-name="T5"><text:s/>og elevene helt korrekt svarte lilla.</text:span></text:p>
      <text:p text:style-name="P6"/>
      <text:p text:style-name="P7">Uansett hva det gjaldt, parametere, variable, koordinatsystem, rekkefølge av kode, så svarte elevene stort sett riktig på spørsmålene fra Anders. I de tilfellene hvor elven svarte feil, var det som regel en annen som svarte riktig.</text:p>
      <text:p text:style-name="P8"/>
      <text:p text:style-name="P9">Resultatet etter økta på fredag 11.03. var oppløftende og over all forventing. Elevene kom lenger enn forventet. Oppstarten av økta ble imidlertid forsinket av at midlertidige passord som var gitt til elevene, var utgått og at man ikke kunne endre dette passordet. Dermed var det flere som ikke kom seg inn på systemet. Dette resulterte i at man i starten måtte sitte fire og fire sammen frem til problemet ble løst i lunsjpausen. I tillegg skal det også nevnes at printeren som var ment å bli brukt i dette prosjektet, ikke fungerte.</text:p>
      <text:p text:style-name="P10"/>
      <text:p text:style-name="P11">Først i del to av økta kom man seg i gang med oppgavene. Inntrykket etter at oppgave 1 var ferdig, var at stort sett alle forsto hva de skulle gjøre. Oppgave 2 gikk også relativt greit for seg. Elevene virket ivrige og prøvde seg frem med variabler og ulike fargekoder for å få frem fargene i det italienske flagget.</text:p>
      <text:p text:style-name="P12"/>
      <text:p text:style-name="P13">Den tredje oppgaven bød på noen utfordringer for enkelte av elevene. Her var problemet visualisering av hvordan en utbrettet terning så ut, og hva man burde gjøre for å kunne få tegne det riktig. Det var også 1-2 elever som lurte på hvordan man flytter origo tilbake på X-aksen.</text:p>
      <text:p text:style-name="P14"/>
      <text:p text:style-name="P15">Oppgave 4 var den siste oppgaven alle rakk å fullføre før timen var ferdig. Her var det en del som lurte på hvordan denne oppgaven skulle løses rent matematisk, i og med at man visste hva overflaten til terninga var, og at man skulle regne seg fram til hvilken lengde alle sidene hadde for å kunne lage en utbrettet terning med den rette overflaten. Noen slet også med å finne ut av hvordan man skulle finne sidelengdene når de hadde regnet seg fram til hva arealet av hver sidekant var.</text:p>
      <text:p text:style-name="P16"/>
      <text:p text:style-name="P17"><text:span text:style-name="T18">Mange elever rakk å fullføre både oppgave 5 og 6 i løpet av dagen. Den femte oppgaven bød også på sine utfordringer for noen få av elevene, da man hadde en eske med et volum på 170 cm</text:span><text:span text:style-name="T19">3</text:span><text:span text:style-name="T20">, hvor høyden var 2 cm og lengden er 8 og eleven skulle finne ut hva bredden/dybden var. Deretter skulle de lage denne figuren utbrettet i programmet, skrive den ut og klippe og lime for å få figuren i 3 dimensjoner.</text:span></text:p>
      <text:p text:style-name="P21"/>
      <text:soft-page-break/>
      <text:p text:style-name="Normal"><text:span text:style-name="T22">3-4 av elevene som kom til oppgave 5, gikk videre til oppgave 6 hvor det var en sylinder som hadde et volum på 200 cm</text:span><text:span text:style-name="T23">3</text:span><text:span text:style-name="T24">, og oppgaven var å bestemme diameter og regne seg frem til lengden og tegne sylinderen utbrettet, for så å klippe og sette sylinderen sammen. Til slutt skulle de måle volumet til sylinderen og se om det stemmer med det gitte volumet. Hvordan denne oppgaven gikk, er usikkert, i og med at de aller fleste ikke er kommet dit ennå.</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pperplate Gothic Light" svg:font-family="Copperplate Gothic Light" style:font-family-generic="swiss" style:font-pitch="variable" svg:panose-1="2 14 5 7 2 2 6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b" fo:country="NO" style:language-asian="en" style:country-asian="US" style:language-complex="ar" style:country-complex="SA" style:text-combine="none" fo:hyphenate="true"/>
    </style:default-style>
    <style:style style:name="Overskrift1" style:display-name="Overskrift 1" style:family="paragraph" style:parent-style-name="Normal" style:next-style-name="Normal" style:auto-update="true" style:default-outline-level="1">
      <style:paragraph-properties fo:keep-with-next="always" fo:keep-together="always" fo:text-align="center" fo:margin-top="0.1666in"/>
      <style:text-properties style:font-name="Copperplate Gothic Light" style:font-name-asian="Times New Roman" fo:color="#2E74B5" fo:font-size="20pt" style:font-size-asian="20pt" style:font-size-complex="16pt" fo:hyphenate="false"/>
    </style:style>
    <style:style style:name="Normal" style:display-name="Normal" style:family="paragraph">
      <style:paragraph-properties fo:margin-bottom="0in" fo:line-height="100%"/>
      <style:text-properties style:font-name="Arial" fo:hyphenate="false"/>
    </style:style>
    <style:style style:name="Standardskriftforavsnitt" style:display-name="Standardskrift for avsnitt" style:family="text"/>
    <style:style style:name="Ingenmellomrom" style:display-name="Ingen mellomrom" style:family="paragraph" style:auto-update="true">
      <style:paragraph-properties fo:margin-bottom="0in" fo:line-height="100%"/>
      <style:text-properties style:font-name="Arial" fo:hyphenate="false"/>
    </style:style>
    <style:style style:name="Overskrift1Tegn" style:display-name="Overskrift 1 Tegn" style:family="text" style:parent-style-name="Standardskriftforavsnitt">
      <style:text-properties style:font-name="Copperplate Gothic Light" style:font-name-asian="Times New Roman" style:font-name-complex="Times New Roman" fo:color="#2E74B5" fo:font-size="20pt" style:font-size-asian="20pt" style:font-size-complex="16pt"/>
    </style:style>
    <style:style style:name="Brødtekst" style:display-name="Brødtekst" style:family="paragraph" style:parent-style-name="Normal">
      <style:paragraph-properties fo:margin-bottom="0.0833in"/>
      <style:text-properties fo:hyphenate="false"/>
    </style:style>
    <style:style style:name="BrødtekstTegn" style:display-name="Brødtekst Tegn" style:family="text" style:parent-style-name="Standardskriftforavsnitt">
      <style:text-properties style:font-name="Arial"/>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fo:font-size="12pt" style:font-size-asian="12pt" style:font-size-complex="12pt" style:language-asian="nb" style:country-asian="NO"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nders B-E</meta:initial-creator>
    <dc:creator>Anders B-E</dc:creator>
    <meta:creation-date>2016-03-11T16:35:00Z</meta:creation-date>
    <dc:date>2016-03-11T21:21:00Z</dc:date>
    <meta:template xlink:href="Normal.dotm" xlink:type="simple"/>
    <meta:editing-cycles>11</meta:editing-cycles>
    <meta:editing-duration>PT11100S</meta:editing-duration>
    <meta:document-statistic meta:page-count="2" meta:paragraph-count="7" meta:word-count="567" meta:character-count="3569" meta:row-count="25" meta:non-whitespace-character-count="3009"/>
  </office:meta>
</office:document-meta>
</file>